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Modul2.xml"/>
  <manifest:file-entry manifest:media-type="text/xml" manifest:full-path="Basic/Standard/script-lb.xml"/>
  <manifest:file-entry manifest:media-type="text/xml" manifest:full-path="Basic/Standard/Tabel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charset="x-symbol"/>
    <style:font-face style:name="Arial1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entury Gothic" svg:font-family="'Century Gothic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1.901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3.02cm"/>
    </style:style>
    <style:style style:name="co5" style:family="table-column">
      <style:table-column-properties fo:break-before="auto" style:column-width="2.602cm"/>
    </style:style>
    <style:style style:name="co6" style:family="table-column">
      <style:table-column-properties fo:break-before="auto" style:column-width="3.08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Gebrauch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8" style:family="table-cell" style:parent-style-name="Default" style:data-style-name="N115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uro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 style:data-style-name="N36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Euro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/>
    </style:style>
    <style:style style:name="ce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42" style:family="table-cell" style:parent-style-name="Default"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fo:padding-top="0.088cm" fo:padding-bottom="0cm" fo:padding-left="0.076cm" fo:padding-right="0cm" fo:wrap-option="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Gebraucht" table:style-name="ta1" table:print-ranges="Gebraucht.A1:Gebraucht.H5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48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>
            <draw:custom-shape table:end-cell-address="Gebraucht.A2" table:end-x="0.389cm" table:end-y="0.361cm" draw:z-index="9" draw:name="Oval 88" draw:style-name="gr1" draw:text-style-name="P1" svg:width="0.222cm" svg:height="0.202cm" svg:x="0.167cm" svg:y="0.15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table:style-name="ce2" office:value-type="string">
            <text:p>Hardware</text:p>
          </table:table-cell>
          <table:table-cell table:style-name="ce2">
            <draw:custom-shape table:end-cell-address="Gebraucht.C2" table:end-x="2.112cm" table:end-y="0.313cm" draw:z-index="3" draw:name="Oval 11" draw:style-name="gr2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2" table:end-x="2.112cm" table:end-y="0.313cm" draw:z-index="4" draw:name="Oval 15" draw:style-name="gr1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2" table:end-x="2.112cm" table:end-y="0.313cm" draw:z-index="8" draw:name="Oval 19" draw:style-name="gr1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table:style-name="ce2" office:value-type="string">
            <text:p>Eigene Werkstatt</text:p>
          </table:table-cell>
          <table:table-cell table:style-name="ce2"/>
          <table:table-cell table:number-columns-repeated="251"/>
        </table:table-row>
        <table:table-row table:style-name="ro1">
          <table:table-cell>
            <draw:custom-shape table:end-cell-address="Gebraucht.A3" table:end-x="0.389cm" table:end-y="0.339cm" draw:z-index="10" draw:name="Oval 89" draw:style-name="gr1" draw:text-style-name="P1" svg:width="0.222cm" svg:height="0.18cm" svg:x="0.167cm" svg:y="0.15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office:value-type="string">
            <text:p>Software</text:p>
          </table:table-cell>
          <table:table-cell>
            <draw:custom-shape table:end-cell-address="Gebraucht.C3" table:end-x="2.112cm" table:end-y="0.311cm" draw:z-index="2" draw:name="Oval 10" draw:style-name="gr2" draw:text-style-name="P1" svg:width="0.223cm" svg:height="0.17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3" table:end-x="2.112cm" table:end-y="0.311cm" draw:z-index="5" draw:name="Oval 16" draw:style-name="gr1" draw:text-style-name="P1" svg:width="0.223cm" svg:height="0.17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office:value-type="string">
            <text:p>Vor-Ort-Service</text:p>
          </table:table-cell>
          <table:table-cell/>
          <table:table-cell>
            <draw:custom-shape table:end-cell-address="Gebraucht.I13" table:end-x="0.248cm" table:end-y="0.101cm" draw:z-index="13" draw:name="Text 93" draw:style-name="gr3" draw:text-style-name="P3" svg:width="7.875cm" svg:height="4.843cm" svg:x="0.084cm" svg:y="0.027cm">
              <text:p text:style-name="P2"><text:span text:style-name="T1">Hanseatic Computer</text:span></text:p>
              <text:p text:style-name="P2"><text:span text:style-name="T2">Scheidestr. 17</text:span></text:p>
              <text:p text:style-name="P2"><text:span text:style-name="T2">30625 Hannover</text:span></text:p>
              <text:p text:style-name="P2"><text:span text:style-name="T2"/></text:p>
              <text:p text:style-name="P2"><text:span text:style-name="T2">Tel.: 0511-8990929</text:span></text:p>
              <text:p text:style-name="P2"><text:span text:style-name="T2">Fax: 0511-8990930</text:span></text:p>
              <text:p text:style-name="P2"><text:span text:style-name="T2">info@hanseaticcomputer.de</text:span></text:p>
              <text:p text:style-name="P2"><text:span text:style-name="T2">www.hanseaticcomputer.de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0"/>
        </table:table-row>
        <table:table-row table:style-name="ro1">
          <table:table-cell>
            <draw:custom-shape table:end-cell-address="Gebraucht.A4" table:end-x="0.389cm" table:end-y="0.34cm" draw:z-index="11" draw:name="Oval 90" draw:style-name="gr1" draw:text-style-name="P1" svg:width="0.222cm" svg:height="0.18cm" svg:x="0.167cm" svg:y="0.1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office:value-type="string">
            <text:p>Netzwerke</text:p>
          </table:table-cell>
          <table:table-cell>
            <draw:custom-shape table:end-cell-address="Gebraucht.C4" table:end-x="2.112cm" table:end-y="0.313cm" draw:z-index="1" draw:name="Oval 9" draw:style-name="gr2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4" table:end-x="2.112cm" table:end-y="0.313cm" draw:z-index="6" draw:name="Oval 17" draw:style-name="gr1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office:value-type="string">
            <text:p>24h-Service</text:p>
          </table:table-cell>
          <table:table-cell table:number-columns-repeated="252"/>
        </table:table-row>
        <table:table-row table:style-name="ro1">
          <table:table-cell table:style-name="ce3">
            <draw:custom-shape table:end-cell-address="Gebraucht.A5" table:end-x="0.389cm" table:end-y="0.339cm" draw:z-index="12" draw:name="Oval 91" draw:style-name="gr1" draw:text-style-name="P1" svg:width="0.222cm" svg:height="0.18cm" svg:x="0.167cm" svg:y="0.15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table:style-name="ce3" office:value-type="string">
            <text:p>Beratung</text:p>
          </table:table-cell>
          <table:table-cell table:style-name="ce3">
            <draw:custom-shape table:end-cell-address="Gebraucht.C5" table:end-x="2.112cm" table:end-y="0.313cm" draw:z-index="0" draw:name="Oval 8" draw:style-name="gr2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5" table:end-x="2.112cm" table:end-y="0.313cm" draw:z-index="7" draw:name="Oval 18" draw:style-name="gr1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table:style-name="ce3" office:value-type="string">
            <text:p>An- und Verkauf</text:p>
          </table:table-cell>
          <table:table-cell table:style-name="ce3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1">
          <table:table-cell/>
          <table:table-cell table:style-name="ce5" office:value-type="string">
            <text:p>Hanseatic Computer · Scheidestr. 17 · 30625 Hannover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é</text:p>
          </table:table-cell>
          <table:table-cell table:number-columns-repeated="3"/>
          <table:table-cell table:style-name="ce26" office:value-type="string">
            <text:p>ù</text:p>
          </table:table-cell>
          <table:table-cell table:style-name="Default"/>
          <table:table-cell table:style-name="ce17" table:number-columns-repeated="2"/>
          <table:table-cell table:style-name="ce40"/>
          <table:table-cell table:number-columns-repeated="247"/>
        </table:table-row>
        <table:table-row table:style-name="ro2" table:number-rows-repeated="4">
          <table:table-cell/>
          <table:table-cell table:style-name="ce7"/>
          <table:table-cell table:number-columns-repeated="4"/>
          <table:table-cell table:style-name="ce33"/>
          <table:table-cell table:style-name="ce36"/>
          <table:table-cell table:style-name="ce41"/>
          <table:table-cell table:number-columns-repeated="247"/>
        </table:table-row>
        <table:table-row table:style-name="ro2">
          <table:table-cell/>
          <table:table-cell table:style-name="ce7"/>
          <table:table-cell table:number-columns-repeated="4"/>
          <table:table-cell table:style-name="ce17" table:number-columns-repeated="2"/>
          <table:table-cell table:style-name="ce40"/>
          <table:table-cell table:number-columns-repeated="247"/>
        </table:table-row>
        <table:table-row table:style-name="ro2">
          <table:table-cell/>
          <table:table-cell table:style-name="ce7"/>
          <table:table-cell table:number-columns-repeated="6"/>
          <table:table-cell table:style-name="ce42"/>
          <table:table-cell table:number-columns-repeated="247"/>
        </table:table-row>
        <table:table-row table:style-name="ro2">
          <table:table-cell/>
          <table:table-cell table:style-name="ce8"/>
          <table:table-cell table:number-columns-repeated="2"/>
          <table:table-cell table:style-name="Default"/>
          <table:table-cell table:number-columns-repeated="3"/>
          <table:table-cell table:style-name="ce42"/>
          <table:table-cell table:number-columns-repeated="247"/>
        </table:table-row>
        <table:table-row table:style-name="ro2">
          <table:table-cell table:style-name="ce4" office:value-type="string">
            <text:p>ë</text:p>
          </table:table-cell>
          <table:table-cell table:style-name="ce8"/>
          <table:table-cell table:number-columns-repeated="2"/>
          <table:table-cell table:style-name="ce26" office:value-type="string">
            <text:p>û</text:p>
          </table:table-cell>
          <table:table-cell table:style-name="Default"/>
          <table:table-cell table:number-columns-repeated="250"/>
        </table:table-row>
        <table:table-row table:style-name="ro1">
          <table:table-cell table:number-columns-repeated="6"/>
          <table:table-cell table:style-name="ce34" office:value-type="string">
            <text:p>Datum:</text:p>
          </table:table-cell>
          <table:table-cell table:style-name="ce37" table:formula="of:=TODAY()" office:value-type="date" office:date-value="2014-09-29">
            <text:p>29.09.2014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3">
          <table:table-cell/>
          <table:table-cell table:style-name="ce9" office:value-type="string">
            <text:p>Rechnung Nr. </text:p>
          </table:table-cell>
          <table:table-cell table:number-columns-repeated="2"/>
          <table:table-cell table:style-name="ce27" office:value-type="float" office:value="2014">
            <text:p>2014</text:p>
          </table:table-cell>
          <table:table-cell table:style-name="ce27" office:value-type="float" office:value="24091002">
            <text:p>24091002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/>
          <table:table-cell table:style-name="ce10"/>
          <table:table-cell/>
          <table:table-cell table:style-name="Default"/>
          <table:table-cell table:style-name="ce28"/>
          <table:table-cell table:number-columns-repeated="251"/>
        </table:table-row>
        <table:table-row table:style-name="ro4">
          <table:table-cell/>
          <table:table-cell table:style-name="ce10"/>
          <table:table-cell/>
          <table:table-cell table:style-name="ce25"/>
          <table:table-cell table:style-name="ce29"/>
          <table:table-cell table:number-columns-repeated="251"/>
        </table:table-row>
        <table:table-row table:style-name="ro1">
          <table:table-cell/>
          <table:table-cell table:style-name="ce5" office:value-type="string">
            <text:p>Das Lieferdatum entspricht dem Rechnungsdatum</text:p>
          </table:table-cell>
          <table:table-cell table:number-columns-repeated="3"/>
          <table:table-cell table:style-name="ce30" table:number-columns-repeated="3"/>
          <table:table-cell table:number-columns-repeated="248"/>
        </table:table-row>
        <table:table-row table:style-name="ro1">
          <table:table-cell/>
          <table:table-cell table:style-name="ce11" office:value-type="string">
            <text:p>Anzahl</text:p>
          </table:table-cell>
          <table:table-cell table:style-name="ce18" office:value-type="string">
            <text:p>Artikel</text:p>
          </table:table-cell>
          <table:table-cell table:style-name="ce18" table:number-columns-repeated="2"/>
          <table:table-cell table:style-name="ce11"/>
          <table:table-cell table:style-name="ce11" office:value-type="string">
            <text:p>Einzelpreis</text:p>
          </table:table-cell>
          <table:table-cell table:style-name="ce11" office:value-type="string">
            <text:p>Gesamtpreis</text:p>
          </table:table-cell>
          <table:table-cell table:number-columns-repeated="248"/>
        </table:table-row>
        <table:table-row table:style-name="ro1">
          <table:table-cell/>
          <table:table-cell table:style-name="ce12" office:value-type="float" office:value="1">
            <text:p>1</text:p>
          </table:table-cell>
          <table:table-cell table:style-name="ce19" office:value-type="string">
            <text:p>Windows 7 PC</text:p>
          </table:table-cell>
          <table:table-cell table:style-name="ce20"/>
          <table:table-cell/>
          <table:table-cell table:style-name="ce31"/>
          <table:table-cell table:style-name="ce31" office:value-type="currency" office:currency="EUR" office:value="200">
            <text:p>200,00 € </text:p>
          </table:table-cell>
          <table:table-cell table:style-name="ce31" table:formula="of:=[.B26]*[.G26]" office:value-type="currency" office:currency="EUR" office:value="200">
            <text:p>200,00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0" office:value-type="string">
            <text:p>AMD Athlon 64x2 Dual Core CPU @ 5000+</text:p>
          </table:table-cell>
          <table:table-cell table:style-name="ce20"/>
          <table:table-cell/>
          <table:table-cell table:style-name="ce32"/>
          <table:table-cell table:style-name="ce31"/>
          <table:table-cell table:style-name="ce31" table:formula="of:=[.B27]*[.G27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Default" office:value-type="string">
            <text:p>2,60 Ghz.</text:p>
          </table:table-cell>
          <table:table-cell table:style-name="ce20"/>
          <table:table-cell/>
          <table:table-cell table:style-name="ce32"/>
          <table:table-cell table:style-name="ce31"/>
          <table:table-cell table:style-name="ce31" table:formula="of:=[.B28]*[.G28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0" office:value-type="string">
            <text:p>4096 MB DDR RAM</text:p>
          </table:table-cell>
          <table:table-cell table:style-name="ce20"/>
          <table:table-cell/>
          <table:table-cell table:style-name="ce32"/>
          <table:table-cell table:style-name="ce31"/>
          <table:table-cell table:style-name="ce31" table:formula="of:=[.B29]*[.G29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1" office:value-type="string">
            <text:p>300 GB HDD</text:p>
          </table:table-cell>
          <table:table-cell table:style-name="ce20"/>
          <table:table-cell/>
          <table:table-cell table:style-name="ce32"/>
          <table:table-cell table:style-name="ce31"/>
          <table:table-cell table:style-name="ce31" table:formula="of:=[.B30]*[.G30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2" office:value-type="string">
            <text:p>DVD Brenner</text:p>
          </table:table-cell>
          <table:table-cell table:style-name="ce20"/>
          <table:table-cell/>
          <table:table-cell table:style-name="ce32"/>
          <table:table-cell table:style-name="ce31"/>
          <table:table-cell table:style-name="ce31" table:formula="of:=[.B31]*[.G31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2" office:value-type="string">
            <text:p>MSI K9N6PGM2-V2 Mainboard</text:p>
          </table:table-cell>
          <table:table-cell table:style-name="ce20"/>
          <table:table-cell/>
          <table:table-cell table:style-name="ce32"/>
          <table:table-cell table:style-name="ce31"/>
          <table:table-cell table:style-name="ce31" table:formula="of:=[.B32]*[.G32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2" office:value-type="string">
            <text:p>USB,Sound,LAN 10/100/COM,</text:p>
          </table:table-cell>
          <table:table-cell table:style-name="ce20"/>
          <table:table-cell/>
          <table:table-cell table:style-name="ce32"/>
          <table:table-cell table:style-name="ce31"/>
          <table:table-cell table:style-name="ce31" table:formula="of:=[.B33]*[.G33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2" office:value-type="string">
            <text:p>PS/2,VGA</text:p>
          </table:table-cell>
          <table:table-cell table:style-name="ce20"/>
          <table:table-cell/>
          <table:table-cell table:style-name="ce32"/>
          <table:table-cell table:style-name="ce31"/>
          <table:table-cell table:style-name="ce31" table:formula="of:=[.B34]*[.G34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2" office:value-type="string">
            <text:p>ATX Gehäuse mit 420 Watt Netzteil</text:p>
          </table:table-cell>
          <table:table-cell table:style-name="ce20"/>
          <table:table-cell/>
          <table:table-cell table:style-name="ce32"/>
          <table:table-cell table:style-name="ce31"/>
          <table:table-cell table:style-name="ce31" table:formula="of:=[.B35]*[.G35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2"/>
          <table:table-cell table:style-name="ce20"/>
          <table:table-cell/>
          <table:table-cell table:style-name="ce32"/>
          <table:table-cell table:style-name="ce31"/>
          <table:table-cell table:style-name="ce31" table:formula="of:=[.B36]*[.G36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3" office:value-type="string">
            <text:p>Windows 7 Prof.</text:p>
          </table:table-cell>
          <table:table-cell table:number-columns-repeated="2"/>
          <table:table-cell table:style-name="ce32"/>
          <table:table-cell table:style-name="ce31"/>
          <table:table-cell table:style-name="ce31" table:formula="of:=[.B37]*[.G37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3"/>
          <table:table-cell table:number-columns-repeated="2"/>
          <table:table-cell table:style-name="ce32"/>
          <table:table-cell table:style-name="ce31"/>
          <table:table-cell table:style-name="ce31" table:formula="of:=[.B38]*[.G38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3"/>
          <table:table-cell table:number-columns-repeated="2"/>
          <table:table-cell table:style-name="ce32"/>
          <table:table-cell table:style-name="ce31"/>
          <table:table-cell table:style-name="ce31" table:formula="of:=[.B39]*[.G39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3"/>
          <table:table-cell table:number-columns-repeated="2"/>
          <table:table-cell table:style-name="ce32"/>
          <table:table-cell table:style-name="ce31"/>
          <table:table-cell table:style-name="ce31" table:formula="of:=[.B40]*[.G40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3"/>
          <table:table-cell table:number-columns-repeated="2"/>
          <table:table-cell table:style-name="ce32"/>
          <table:table-cell table:style-name="ce31"/>
          <table:table-cell table:style-name="ce31" table:formula="of:=[.B41]*[.G41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4"/>
          <table:table-cell table:style-name="Default" table:number-columns-repeated="2"/>
          <table:table-cell table:number-columns-repeated="2"/>
          <table:table-cell table:style-name="ce34"/>
          <table:table-cell table:style-name="ce38"/>
          <table:table-cell table:number-columns-repeated="248"/>
        </table:table-row>
        <table:table-row table:style-name="ro1">
          <table:table-cell/>
          <table:table-cell table:style-name="ce15" office:value-type="string">
            <text:p>12 <text:s/>Monate Gewährleistung</text:p>
          </table:table-cell>
          <table:table-cell table:number-columns-repeated="4"/>
          <table:table-cell table:style-name="ce35"/>
          <table:table-cell table:style-name="ce32"/>
          <table:table-cell table:number-columns-repeated="248"/>
        </table:table-row>
        <table:table-row table:style-name="ro5">
          <table:table-cell/>
          <table:table-cell table:style-name="ce15" office:value-type="string">
            <text:p>Wir danken für Ihren Auftrag.</text:p>
          </table:table-cell>
          <table:table-cell table:number-columns-repeated="4"/>
          <table:table-cell table:style-name="ce34" office:value-type="string">
            <text:p>Gesamtbetrag=</text:p>
          </table:table-cell>
          <table:table-cell table:style-name="ce39" table:formula="of:=SUM([.H26:.H41])" office:value-type="currency" office:currency="EUR" office:value="200">
            <text:p>200,00 € </text:p>
          </table:table-cell>
          <table:table-cell table:number-columns-repeated="248"/>
        </table:table-row>
        <table:table-row table:style-name="ro5">
          <table:table-cell table:style-name="Default"/>
          <table:table-cell table:style-name="ce14"/>
          <table:table-cell table:style-name="Default" table:number-columns-repeated="2"/>
          <table:table-cell table:number-columns-repeated="252"/>
        </table:table-row>
        <table:table-row table:style-name="ro5">
          <table:table-cell table:style-name="Default" table:number-columns-repeated="4"/>
          <table:table-cell table:number-columns-repeated="252"/>
        </table:table-row>
        <table:table-row table:style-name="ro5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/>
          <table:table-cell table:style-name="ce16"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8"/>
        </table:table-row>
        <table:table-row table:style-name="ro1">
          <table:table-cell/>
          <table:table-cell table:style-name="ce17"/>
          <table:table-cell table:style-name="ce13" office:value-type="string">
            <text:p>Hanseatic Computer</text:p>
          </table:table-cell>
          <table:table-cell table:number-columns-repeated="3"/>
          <table:table-cell table:style-name="ce2" office:value-type="string">
            <text:p>Ware erhalten</text:p>
          </table:table-cell>
          <table:table-cell table:number-columns-repeated="24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" office:value-type="string">
            <text:p>Die Lieferung unterliegt gemäß Paragraf 25a UStG der Differenz Besteuerung</text:p>
          </table:table-cell>
          <table:table-cell/>
          <table:table-cell table:style-name="ce17"/>
          <table:table-cell table:number-columns-repeated="253"/>
        </table:table-row>
        <table:table-row table:style-name="ro1">
          <table:table-cell table:style-name="ce5" office:value-type="string">
            <text:p>Die Ware bleibt bis zur vollständigen Bezahlung unser Eigentum.</text:p>
          </table:table-cell>
          <table:table-cell/>
          <table:table-cell table:style-name="ce24"/>
          <table:table-cell table:number-columns-repeated="253"/>
        </table:table-row>
        <table:table-row table:style-name="ro1">
          <table:table-cell table:style-name="ce5" office:value-type="string">
            <text:p>Bankverbindung: Postbank Hannover, BLZ 250 100 30, Konto-Nr. 454382306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Ust.-ID DE186984567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Geschäftsführer: H. Erkan</text:p>
          </table:table-cell>
          <table:table-cell/>
          <table:table-cell table:style-name="Default" table:number-columns-repeated="6"/>
          <table:table-cell table:number-columns-repeated="248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named-expressions/>
      </table:table>
      <table:named-expressions>
        <table:named-range table:name="Excel_BuiltIn_Print_Area_1" table:base-cell-address="$Gebraucht.$A$1" table:cell-range-address="$Gebraucht.$A$1:.$H$58" table:range-usable-as="print-range"/>
        <table:named-range table:name="Betrag_per_EC_Card_bezahlt." table:base-cell-address="$Gebraucht.$A$1" table:cell-range-address="$Gebraucht.$B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charset="x-symbol"/>
    <style:font-face style:name="Arial1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entury Gothic" svg:font-family="'Century Gothic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c9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33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_20_1" style:display-name="Ergebnis 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uro" style:family="table-cell" style:parent-style-name="Default" style:data-style-name="N1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ut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0" style:diagonal-bl-tr="none" style:diagonal-tl-br="none" fo:border="0.035cm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chlecht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Überschrift_20_1" style:display-name="Überschrift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Überschrift_20_1_20_1" style:display-name="Überschrift 1 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erknüpfte_20_Zelle" style:display-name="Verknüpfte Zelle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0cm" fo:margin-left="1.499cm" fo:margin-right="1cm" style:first-page-number="continue" style:scale-to="100%" style:writing-mode="lr-tb"/>
      <style:header-style>
        <style:header-footer-properties fo:min-height="0.751cm" fo:margin-left="0.4cm" fo:margin-right="0.9cm" fo:margin-bottom="0cm"/>
      </style:header-style>
      <style:footer-style>
        <style:header-footer-properties fo:min-height="0.751cm" fo:margin-left="0.4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29.09.2014</text:date>, <text:time>16:59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Gebraucht" style:display-name="PageStyle_Gebrau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xxx</meta:initial-creator>
    <meta:creation-date>1998-08-13T13:12:28</meta:creation-date>
    <dc:date>2014-09-29T16:59:36.35</dc:date>
    <meta:print-date>2013-11-15T16:38:14.10</meta:print-date>
    <meta:editing-cycles>16</meta:editing-cycles>
    <meta:editing-duration>PT3H1M58S</meta:editing-duration>
    <meta:document-statistic meta:table-count="1" meta:cell-count="93" meta:object-count="14"/>
    <meta:user-defined meta:name="Info 1"/>
    <meta:user-defined meta:name="Info 2"/>
    <meta:user-defined meta:name="Info 3"/>
    <meta:user-defined meta:name="Info 4"/>
  </office:meta>
</office:document-meta>
</file>

<file path=Basic/Standard/Modul2.xml><?xml version="1.0" encoding="utf-8"?>
<!DOCTYPE module  PUBLIC '-//OpenOffice.org//DTD OfficeDocument 1.0//EN'  'module.dtd'>
<script:module xmlns:script="http://openoffice.org/2000/script" script:name="Modul2" script:language="StarBasic">Rem Attribute VBA_ModuleType=VBAModule
Option VBASupport 1
Sub RNR()
Dim ExcelExe$, dName$, Nr$
dName = "Z:\Wawi\RN_Zaehler.txt"
Close
On Error Resume Next
Open dName For Input As #1
If Err &gt; 0 Then
Open dName For Output As #1
Print #1, "0"
Close
Open dName For Input As #1
End If
Input #1, Nr
Close
ActiveSheet.Range("D23") = "2008" &amp; Nr + 1
Open dName For Output As #1
Print #1, Nr + 1
Close
End Sub
</script:module>
</file>

<file path=Basic/Standard/Tabelle1.xml><?xml version="1.0" encoding="utf-8"?>
<!DOCTYPE module  PUBLIC '-//OpenOffice.org//DTD OfficeDocument 1.0//EN'  'module.dtd'>
<script:module xmlns:script="http://openoffice.org/2000/script" script:name="Tabelle1" script:language="StarBasic">Rem Attribute VBA_ModuleType=VBADocumentModule
Option VBASupport 1
Private Sub Worksheet_Activate()

End Sub

Private Sub Worksheet_SelectionChange(ByVal Target As Range)

End Sub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abelle1"/>
  <library:element library:name="Modul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